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.011cm" table:align="left"/>
    </style:style>
    <style:style style:name="Table1.A" style:family="table-column">
      <style:table-column-properties style:column-width="2.074cm"/>
    </style:style>
    <style:style style:name="Table1.B" style:family="table-column">
      <style:table-column-properties style:column-width="3.38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3.928cm"/>
    </style:style>
    <style:style style:name="Table1.E" style:family="table-column">
      <style:table-column-properties style:column-width="3.92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351cm"/>
    </style:style>
    <style:style style:name="Table1.6" style:family="table-row">
      <style:table-row-properties style:min-row-height="5.293cm"/>
    </style:style>
    <style:style style:name="Table2" style:family="table">
      <style:table-properties style:width="17.013cm" fo:margin-left="0.011cm" table:align="left"/>
    </style:style>
    <style:style style:name="Table2.A" style:family="table-column">
      <style:table-column-properties style:column-width="2.074cm"/>
    </style:style>
    <style:style style:name="Table2.B" style:family="table-column">
      <style:table-column-properties style:column-width="3.3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3.928cm"/>
    </style:style>
    <style:style style:name="Table2.E" style:family="table-column">
      <style:table-column-properties style:column-width="3.92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2.5" style:family="table-row">
      <style:table-row-properties style:min-row-height="1.351cm"/>
    </style:style>
    <style:style style:name="Table2.6" style:family="table-row">
      <style:table-row-properties style:min-row-height="5.293cm"/>
    </style:style>
    <style:style style:name="P1" style:family="paragraph" style:parent-style-name="Standard">
      <style:paragraph-properties fo:line-height="100%"/>
      <style:text-properties style:font-name="Liberation Serif" fo:font-size="8pt" officeooo:paragraph-rsid="000c0737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Liberation Serif" fo:font-size="8pt" officeooo:paragraph-rsid="000c0737" style:font-size-asian="8pt" style:font-size-complex="8pt"/>
    </style:style>
    <style:style style:name="P3" style:family="paragraph" style:parent-style-name="Standard">
      <style:paragraph-properties fo:line-height="100%" style:writing-mode="lr-tb"/>
      <style:text-properties style:font-name="Liberation Serif" fo:font-size="8pt" style:font-size-asian="8pt" style:font-size-complex="8pt"/>
    </style:style>
    <style:style style:name="P4" style:family="paragraph" style:parent-style-name="Standard">
      <style:paragraph-properties fo:line-height="100%"/>
      <style:text-properties style:font-name="Liberation Serif" fo:font-size="8pt" style:font-size-asian="8pt" style:font-size-complex="8pt"/>
    </style:style>
    <style:style style:name="P5" style:family="paragraph" style:parent-style-name="Table_20_Contents">
      <style:paragraph-properties fo:line-height="100%"/>
      <style:text-properties style:font-name="Liberation Serif" fo:font-size="8pt" style:font-size-asian="8pt" style:font-size-complex="8pt"/>
    </style:style>
    <style:style style:name="P6" style:family="paragraph" style:parent-style-name="Text_20_body">
      <style:paragraph-properties fo:line-height="100%"/>
      <style:text-properties style:font-name="Liberation Serif" fo:font-size="8pt" style:font-size-asian="8pt" style:font-size-complex="8pt"/>
    </style:style>
    <style:style style:name="P7" style:family="paragraph" style:parent-style-name="Preformatted_20_Text">
      <style:paragraph-properties fo:line-height="100%"/>
      <style:text-properties style:font-name="Liberation Serif" fo:font-size="8pt" officeooo:paragraph-rsid="000c78f3" style:font-size-asian="8pt" style:font-size-complex="8pt"/>
    </style:style>
    <style:style style:name="P8" style:family="paragraph" style:parent-style-name="Standard">
      <style:paragraph-properties fo:line-height="100%" style:writing-mode="lr-tb"/>
      <style:text-properties style:font-name="Liberation Serif" fo:font-size="8pt" officeooo:paragraph-rsid="000c78f3" style:font-size-asian="8pt" style:font-size-complex="8pt"/>
    </style:style>
    <style:style style:name="P9" style:family="paragraph" style:parent-style-name="Table_20_Contents">
      <style:paragraph-properties fo:line-height="100%"/>
      <style:text-properties style:font-name="Liberation Serif" fo:font-size="8pt" officeooo:paragraph-rsid="000c78f3" style:font-size-asian="8pt" style:font-size-complex="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Liberation Serif" fo:font-size="8pt" officeooo:paragraph-rsid="00145ac5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Liberation Serif" fo:font-size="8pt" officeooo:paragraph-rsid="00145ac5" style:font-size-asian="8pt" style:font-size-complex="8pt"/>
    </style:style>
    <style:style style:name="P12" style:family="paragraph" style:parent-style-name="Text_20_body">
      <style:paragraph-properties fo:margin-top="0cm" fo:margin-bottom="0.046cm" style:contextual-spacing="false" fo:line-height="100%"/>
      <style:text-properties style:font-name="Liberation Serif" fo:font-size="8pt" style:font-size-asian="8pt" style:font-size-complex="8pt"/>
    </style:style>
    <style:style style:name="P13" style:family="paragraph" style:parent-style-name="Preformatted_20_Text">
      <style:text-properties style:font-name="Liberation Serif" fo:font-size="8pt" style:font-size-asian="8pt" style:font-size-complex="8pt"/>
    </style:style>
    <style:style style:name="P14" style:family="paragraph" style:parent-style-name="Preformatted_20_Text">
      <style:paragraph-properties fo:margin-top="0cm" fo:margin-bottom="0.499cm" style:contextual-spacing="false"/>
      <style:text-properties style:font-name="Liberation Serif" fo:font-size="8pt" style:font-size-asian="8pt" style:font-size-complex="8pt"/>
    </style:style>
    <style:style style:name="P15" style:family="paragraph" style:parent-style-name="Text_20_body">
      <style:paragraph-properties fo:line-height="100%"/>
      <style:text-properties style:font-name="Liberation Serif" fo:font-size="8pt" officeooo:rsid="00072088" officeooo:paragraph-rsid="000c0737" style:font-size-asian="8pt" style:font-size-complex="8pt"/>
    </style:style>
    <style:style style:name="P16" style:family="paragraph" style:parent-style-name="Standard">
      <style:paragraph-properties fo:line-height="100%"/>
      <style:text-properties style:font-name="Liberation Serif" fo:font-size="8pt" officeooo:rsid="00072088" officeooo:paragraph-rsid="000c0737" style:font-size-asian="8pt" style:font-size-complex="8pt"/>
    </style:style>
    <style:style style:name="P17" style:family="paragraph" style:parent-style-name="Text_20_body">
      <style:paragraph-properties fo:line-height="100%"/>
      <style:text-properties style:font-name="Liberation Serif" fo:font-size="8pt" officeooo:rsid="00072088" officeooo:paragraph-rsid="00072088" style:font-size-asian="8pt" style:font-size-complex="8pt"/>
    </style:style>
    <style:style style:name="P18" style:family="paragraph" style:parent-style-name="Standard">
      <style:paragraph-properties fo:line-height="100%"/>
      <style:text-properties style:font-name="Liberation Serif" fo:font-size="8pt" officeooo:rsid="00072088" officeooo:paragraph-rsid="00145ac5" style:font-size-asian="8pt" style:font-size-complex="8pt"/>
    </style:style>
    <style:style style:name="P19" style:family="paragraph" style:parent-style-name="Table_20_Contents">
      <style:paragraph-properties fo:line-height="100%"/>
      <style:text-properties style:font-name="Liberation Serif" fo:font-size="8pt" officeooo:rsid="000a5357" officeooo:paragraph-rsid="000c78f3" style:font-size-asian="8pt" style:font-size-complex="8pt"/>
    </style:style>
    <style:style style:name="P20" style:family="paragraph" style:parent-style-name="Table_20_Contents">
      <style:paragraph-properties fo:line-height="100%"/>
      <style:text-properties style:font-name="Liberation Serif" fo:font-size="8pt" officeooo:rsid="000a91a1" officeooo:paragraph-rsid="000c78f3" style:font-size-asian="8pt" style:font-size-complex="8pt"/>
    </style:style>
    <style:style style:name="P21" style:family="paragraph" style:parent-style-name="Standard">
      <style:paragraph-properties fo:line-height="100%" style:writing-mode="lr-tb"/>
      <style:text-properties style:font-name="Liberation Serif" fo:font-size="8pt" officeooo:rsid="00102690" officeooo:paragraph-rsid="00145ac5" style:font-size-asian="8pt" style:font-size-complex="8pt"/>
    </style:style>
    <style:style style:name="P22" style:family="paragraph" style:parent-style-name="Table_20_Contents">
      <style:paragraph-properties fo:line-height="100%"/>
      <style:text-properties style:font-name="Liberation Serif" fo:font-size="8pt" officeooo:rsid="00145ac5" officeooo:paragraph-rsid="00145ac5" style:font-size-asian="8pt" style:font-size-complex="8pt"/>
    </style:style>
    <style:style style:name="P23" style:family="paragraph" style:parent-style-name="Table_20_Contents">
      <style:paragraph-properties fo:line-height="100%"/>
      <style:text-properties style:font-name="Liberation Serif" fo:font-size="8pt" officeooo:rsid="0015ff6a" officeooo:paragraph-rsid="0015ff6a" style:font-size-asian="8pt" style:font-size-complex="8pt"/>
    </style:style>
    <style:style style:name="P24" style:family="paragraph" style:parent-style-name="Table_20_Contents">
      <style:paragraph-properties fo:line-height="100%"/>
      <style:text-properties style:font-name="Liberation Serif" fo:font-size="8pt" officeooo:rsid="00195833" officeooo:paragraph-rsid="00195833" style:font-size-asian="8pt" style:font-size-complex="8pt"/>
    </style:style>
    <style:style style:name="P25" style:family="paragraph" style:parent-style-name="Table_20_Contents">
      <style:paragraph-properties fo:line-height="100%"/>
      <style:text-properties style:font-name="Liberation Serif" fo:font-size="8pt" officeooo:rsid="001adb4c" officeooo:paragraph-rsid="001adb4c" style:font-size-asian="8pt" style:font-size-complex="8pt"/>
    </style:style>
    <style:style style:name="P26" style:family="paragraph" style:parent-style-name="Preformatted_20_Text">
      <style:paragraph-properties fo:line-height="100%" style:writing-mode="lr-tb"/>
      <style:text-properties style:font-name="Liberation Serif" fo:font-size="8pt" officeooo:paragraph-rsid="000852d8" style:font-name-asian="Noto Sans Mono CJK SC" style:font-size-asian="8pt" style:font-name-complex="Liberation Mono" style:font-size-complex="8pt"/>
    </style:style>
    <style:style style:name="P27" style:family="paragraph" style:parent-style-name="Preformatted_20_Text">
      <style:text-properties style:font-name="Liberation Serif" fo:font-size="8pt" style:font-name-asian="Noto Sans Mono CJK SC" style:font-size-asian="8pt" style:font-name-complex="Liberation Mono" style:font-size-complex="8pt"/>
    </style:style>
    <style:style style:name="P28" style:family="paragraph" style:parent-style-name="Preformatted_20_Text">
      <style:paragraph-properties fo:margin-top="0cm" fo:margin-bottom="0cm" style:contextual-spacing="false"/>
      <style:text-properties style:font-name="Liberation Serif" fo:font-size="8pt" style:font-name-asian="Noto Sans Mono CJK SC" style:font-size-asian="8pt" style:font-name-complex="Liberation Mono" style:font-size-complex="8pt"/>
    </style:style>
    <style:style style:name="P29" style:family="paragraph" style:parent-style-name="Preformatted_20_Text">
      <style:paragraph-properties fo:line-height="100%"/>
      <style:text-properties style:font-name="Liberation Serif" fo:font-size="8pt" officeooo:paragraph-rsid="000a5357" style:font-size-asian="8pt" style:font-size-complex="8pt"/>
    </style:style>
    <style:style style:name="P30" style:family="paragraph" style:parent-style-name="Preformatted_20_Text">
      <style:paragraph-properties fo:line-height="100%"/>
      <style:text-properties style:font-name="Liberation Serif" fo:font-size="8pt" officeooo:paragraph-rsid="001ca1bd" style:font-size-asian="8pt" style:font-size-complex="8pt"/>
    </style:style>
    <style:style style:name="P31" style:family="paragraph" style:parent-style-name="Preformatted_20_Text">
      <style:paragraph-properties fo:line-height="100%"/>
      <style:text-properties style:font-name="Liberation Serif" fo:font-size="8pt" officeooo:paragraph-rsid="001de2a0" style:font-size-asian="8pt" style:font-size-complex="8pt"/>
    </style:style>
    <style:style style:name="P32" style:family="paragraph" style:parent-style-name="Preformatted_20_Text">
      <style:paragraph-properties fo:line-height="100%"/>
      <style:text-properties style:font-name="Liberation Serif" fo:font-size="8pt" officeooo:rsid="001de2a0" officeooo:paragraph-rsid="001de2a0" style:font-size-asian="8pt" style:font-size-complex="8pt"/>
    </style:style>
    <style:style style:name="P33" style:family="paragraph" style:parent-style-name="Preformatted_20_Text">
      <style:text-properties style:font-name="Liberation Serif" fo:font-size="8pt" style:font-size-asian="8pt" style:font-size-complex="8pt"/>
    </style:style>
    <style:style style:name="P34" style:family="paragraph" style:parent-style-name="Preformatted_20_Text">
      <style:paragraph-properties fo:margin-top="0cm" fo:margin-bottom="0.499cm" style:contextual-spacing="false"/>
      <style:text-properties style:font-name="Liberation Serif" fo:font-size="8pt" style:font-size-asian="8pt" style:font-size-complex="8pt"/>
    </style:style>
    <style:style style:name="P35" style:family="paragraph" style:parent-style-name="Preformatted_20_Text">
      <style:paragraph-properties fo:line-height="100%"/>
      <style:text-properties style:font-name="Liberation Serif" fo:font-size="8pt" style:font-name-asian="Noto Sans Mono CJK SC" style:font-size-asian="8pt" style:font-name-complex="Liberation Mono" style:font-size-complex="8pt"/>
    </style:style>
    <style:style style:name="P36" style:family="paragraph" style:parent-style-name="Preformatted_20_Text">
      <style:paragraph-properties fo:line-height="100%" style:writing-mode="lr-tb"/>
      <style:text-properties style:font-name="Liberation Serif" fo:font-size="8pt" officeooo:paragraph-rsid="000852d8" style:font-name-asian="Noto Sans Mono CJK SC" style:font-size-asian="8pt" style:font-name-complex="Liberation Mono" style:font-size-complex="8pt"/>
    </style:style>
    <style:style style:name="P37" style:family="paragraph" style:parent-style-name="Preformatted_20_Text">
      <style:paragraph-properties fo:line-height="100%" style:writing-mode="lr-tb"/>
      <style:text-properties style:font-name="Liberation Serif" fo:font-size="8pt" officeooo:paragraph-rsid="001ca1bd" style:font-name-asian="Noto Sans Mono CJK SC" style:font-size-asian="8pt" style:font-name-complex="Liberation Mono" style:font-size-complex="8pt"/>
    </style:style>
    <style:style style:name="P38" style:family="paragraph" style:parent-style-name="Preformatted_20_Text">
      <style:paragraph-properties fo:line-height="100%"/>
      <style:text-properties style:font-name="Liberation Serif" fo:font-size="8pt" officeooo:paragraph-rsid="001ca1bd" style:font-name-asian="Noto Sans Mono CJK SC" style:font-size-asian="8pt" style:font-name-complex="Liberation Mono" style:font-size-complex="8pt"/>
    </style:style>
    <style:style style:name="P39" style:family="paragraph" style:parent-style-name="Preformatted_20_Text">
      <style:paragraph-properties fo:line-height="100%" style:writing-mode="lr-tb"/>
      <style:text-properties style:font-name="Liberation Serif" fo:font-size="8pt" officeooo:paragraph-rsid="001de2a0" style:font-name-asian="Noto Sans Mono CJK SC" style:font-size-asian="8pt" style:font-name-complex="Liberation Mono" style:font-size-complex="8pt"/>
    </style:style>
    <style:style style:name="P40" style:family="paragraph" style:parent-style-name="Preformatted_20_Text">
      <style:paragraph-properties fo:line-height="100%"/>
      <style:text-properties style:font-name="Liberation Serif" fo:font-size="8pt" officeooo:paragraph-rsid="001de2a0" style:font-name-asian="Noto Sans Mono CJK SC" style:font-size-asian="8pt" style:font-name-complex="Liberation Mono" style:font-size-complex="8pt"/>
    </style:style>
    <style:style style:name="P41" style:family="paragraph" style:parent-style-name="Preformatted_20_Text">
      <style:text-properties style:font-name="Liberation Serif" fo:font-size="8pt" style:font-name-asian="Noto Sans Mono CJK SC" style:font-size-asian="8pt" style:font-name-complex="Liberation Mono" style:font-size-complex="8pt"/>
    </style:style>
    <style:style style:name="P42" style:family="paragraph" style:parent-style-name="Preformatted_20_Text">
      <style:paragraph-properties fo:margin-top="0cm" fo:margin-bottom="0.499cm" style:contextual-spacing="false"/>
      <style:text-properties style:font-name="Liberation Serif" fo:font-size="8pt" style:font-name-asian="Noto Sans Mono CJK SC" style:font-size-asian="8pt" style:font-name-complex="Liberation Mono" style:font-size-complex="8pt"/>
    </style:style>
    <style:style style:name="P43" style:family="paragraph" style:parent-style-name="Preformatted_20_Text">
      <style:paragraph-properties fo:margin-top="0cm" fo:margin-bottom="0cm" style:contextual-spacing="false"/>
      <style:text-properties style:font-name="Liberation Serif" fo:font-size="8pt" style:font-name-asian="Noto Sans Mono CJK SC" style:font-size-asian="8pt" style:font-name-complex="Liberation Mono" style:font-size-complex="8pt"/>
    </style:style>
    <style:style style:name="P44" style:family="paragraph" style:parent-style-name="Preformatted_20_Text">
      <style:text-properties style:font-name="Liberation Serif" fo:font-size="8pt" officeooo:paragraph-rsid="001ca1bd" style:font-name-asian="Noto Sans Mono CJK SC" style:font-size-asian="8pt" style:font-name-complex="Liberation Mono" style:font-size-complex="8pt"/>
    </style:style>
    <style:style style:name="P45" style:family="paragraph" style:parent-style-name="Preformatted_20_Text">
      <style:paragraph-properties fo:margin-top="0cm" fo:margin-bottom="0cm" style:contextual-spacing="false"/>
      <style:text-properties style:font-name="Liberation Serif" fo:font-size="8pt" officeooo:paragraph-rsid="001ca1bd" style:font-name-asian="Noto Sans Mono CJK SC" style:font-size-asian="8pt" style:font-name-complex="Liberation Mono" style:font-size-complex="8pt"/>
    </style:style>
    <style:style style:name="P46" style:family="paragraph" style:parent-style-name="Preformatted_20_Text">
      <style:paragraph-properties fo:margin-top="0cm" fo:margin-bottom="0.499cm" style:contextual-spacing="false"/>
      <style:text-properties style:font-name="Liberation Serif" fo:font-size="8pt" officeooo:paragraph-rsid="001ca1bd" style:font-name-asian="Noto Sans Mono CJK SC" style:font-size-asian="8pt" style:font-name-complex="Liberation Mono" style:font-size-complex="8pt"/>
    </style:style>
    <style:style style:name="P47" style:family="paragraph" style:parent-style-name="Preformatted_20_Text">
      <style:text-properties style:font-name="Liberation Serif" fo:font-size="8pt" officeooo:paragraph-rsid="001de2a0" style:font-name-asian="Noto Sans Mono CJK SC" style:font-size-asian="8pt" style:font-name-complex="Liberation Mono" style:font-size-complex="8pt"/>
    </style:style>
    <style:style style:name="P48" style:family="paragraph" style:parent-style-name="Preformatted_20_Text">
      <style:paragraph-properties fo:margin-top="0cm" fo:margin-bottom="0cm" style:contextual-spacing="false"/>
      <style:text-properties style:font-name="Liberation Serif" fo:font-size="8pt" officeooo:paragraph-rsid="001de2a0" style:font-name-asian="Noto Sans Mono CJK SC" style:font-size-asian="8pt" style:font-name-complex="Liberation Mono" style:font-size-complex="8pt"/>
    </style:style>
    <style:style style:name="P49" style:family="paragraph" style:parent-style-name="Preformatted_20_Text">
      <style:paragraph-properties fo:margin-top="0cm" fo:margin-bottom="0.499cm" style:contextual-spacing="false"/>
      <style:text-properties style:font-name="Liberation Serif" fo:font-size="8pt" officeooo:paragraph-rsid="001de2a0" style:font-name-asian="Noto Sans Mono CJK SC" style:font-size-asian="8pt" style:font-name-complex="Liberation Mono" style:font-size-complex="8pt"/>
    </style:style>
    <style:style style:name="P50" style:family="paragraph" style:parent-style-name="Preformatted_20_Text">
      <style:paragraph-properties fo:line-height="100%" style:writing-mode="lr-tb"/>
      <style:text-properties style:font-name="Liberation Serif" fo:font-size="8pt" officeooo:rsid="001d1dc8" officeooo:paragraph-rsid="001de2a0" style:font-name-asian="Noto Sans Mono CJK SC" style:font-size-asian="8pt" style:font-name-complex="Liberation Mono" style:font-size-complex="8pt"/>
    </style:style>
    <style:style style:name="P51" style:family="paragraph" style:parent-style-name="Preformatted_20_Text">
      <style:text-properties style:font-name="Liberation Serif" fo:font-size="8pt" officeooo:rsid="001d1dc8" officeooo:paragraph-rsid="001de2a0" style:font-name-asian="Noto Sans Mono CJK SC" style:font-size-asian="8pt" style:font-name-complex="Liberation Mono" style:font-size-complex="8pt"/>
    </style:style>
    <style:style style:name="P52" style:family="paragraph" style:parent-style-name="Preformatted_20_Text">
      <style:paragraph-properties fo:margin-top="0cm" fo:margin-bottom="0cm" style:contextual-spacing="false"/>
      <style:text-properties style:font-name="Liberation Serif" fo:font-size="8pt" officeooo:rsid="001d1dc8" officeooo:paragraph-rsid="001de2a0" style:font-name-asian="Noto Sans Mono CJK SC" style:font-size-asian="8pt" style:font-name-complex="Liberation Mono" style:font-size-complex="8pt"/>
    </style:style>
    <style:style style:name="P53" style:family="paragraph" style:parent-style-name="Preformatted_20_Text">
      <style:paragraph-properties fo:line-height="100%" style:writing-mode="lr-tb"/>
      <style:text-properties style:font-name="Liberation Serif" fo:font-size="8pt" fo:font-weight="bold" officeooo:paragraph-rsid="001de2a0" style:font-name-asian="Noto Sans Mono CJK SC" style:font-size-asian="8pt" style:font-weight-asian="bold" style:font-name-complex="Liberation Mono" style:font-size-complex="8pt" style:font-weight-complex="bold"/>
    </style:style>
    <style:style style:name="P54" style:family="paragraph" style:parent-style-name="Preformatted_20_Text">
      <style:text-properties style:font-name="Liberation Serif" fo:font-size="8pt" fo:font-weight="bold" officeooo:paragraph-rsid="001de2a0" style:font-name-asian="Noto Sans Mono CJK SC" style:font-size-asian="8pt" style:font-weight-asian="bold" style:font-name-complex="Liberation Mono" style:font-size-complex="8pt" style:font-weight-complex="bold"/>
    </style:style>
    <style:style style:name="P55" style:family="paragraph" style:parent-style-name="Standard">
      <style:paragraph-properties fo:line-height="100%" style:writing-mode="lr-tb"/>
      <style:text-properties style:font-name="Liberation Serif" fo:font-size="8pt" style:font-name-asian="Noto Sans Mono CJK SC" style:font-size-asian="8pt" style:font-name-complex="Liberation Mono" style:font-size-complex="8pt"/>
    </style:style>
    <style:style style:name="P56" style:family="paragraph" style:parent-style-name="Standard">
      <style:paragraph-properties fo:line-height="100%" style:writing-mode="lr-tb"/>
      <style:text-properties style:font-name="Liberation Serif" fo:font-size="8pt" officeooo:paragraph-rsid="001ca1bd" style:font-name-asian="Noto Sans Mono CJK SC" style:font-size-asian="8pt" style:font-name-complex="Liberation Mono" style:font-size-complex="8pt"/>
    </style:style>
    <style:style style:name="P57" style:family="paragraph" style:parent-style-name="Standard">
      <style:paragraph-properties fo:line-height="100%" style:writing-mode="lr-tb"/>
      <style:text-properties style:font-name="Liberation Serif" fo:font-size="8pt" officeooo:paragraph-rsid="001de2a0" style:font-name-asian="Noto Sans Mono CJK SC" style:font-size-asian="8pt" style:font-name-complex="Liberation Mono" style:font-size-complex="8pt"/>
    </style:style>
    <style:style style:name="P58" style:family="paragraph" style:parent-style-name="Standard">
      <style:paragraph-properties fo:line-height="100%" style:writing-mode="lr-tb"/>
      <style:text-properties style:font-name="Liberation Serif" fo:font-size="8pt" officeooo:paragraph-rsid="001ca1bd" style:font-size-asian="8pt" style:font-size-complex="8pt"/>
    </style:style>
    <style:style style:name="P59" style:family="paragraph" style:parent-style-name="Standard">
      <style:paragraph-properties fo:line-height="100%" style:writing-mode="lr-tb"/>
      <style:text-properties style:font-name="Liberation Serif" fo:font-size="8pt" officeooo:paragraph-rsid="001de2a0" style:font-size-asian="8pt" style:font-size-complex="8pt"/>
    </style:style>
    <style:style style:name="P60" style:family="paragraph" style:parent-style-name="Standard">
      <style:paragraph-properties fo:line-height="100%"/>
      <style:text-properties style:font-name="Liberation Serif" fo:font-size="8pt" officeooo:rsid="00072088" officeooo:paragraph-rsid="001ca1bd" style:font-size-asian="8pt" style:font-size-complex="8pt"/>
    </style:style>
    <style:style style:name="P61" style:family="paragraph" style:parent-style-name="Standard">
      <style:paragraph-properties fo:line-height="100%"/>
      <style:text-properties style:font-name="Liberation Serif" fo:font-size="8pt" officeooo:rsid="00072088" officeooo:paragraph-rsid="000c0737" style:font-size-asian="8pt" style:font-size-complex="8pt"/>
    </style:style>
    <style:style style:name="P62" style:family="paragraph" style:parent-style-name="Standard">
      <style:paragraph-properties fo:line-height="100%"/>
      <style:text-properties style:font-name="Liberation Serif" fo:font-size="8pt" officeooo:rsid="00072088" officeooo:paragraph-rsid="000c78f3" style:font-size-asian="8pt" style:font-size-complex="8pt"/>
    </style:style>
    <style:style style:name="P63" style:family="paragraph" style:parent-style-name="Standard">
      <style:paragraph-properties fo:line-height="100%"/>
      <style:text-properties style:font-name="Liberation Serif" fo:font-size="8pt" officeooo:rsid="00072088" officeooo:paragraph-rsid="001de2a0" style:font-size-asian="8pt" style:font-size-complex="8pt"/>
    </style:style>
    <style:style style:name="P64" style:family="paragraph" style:parent-style-name="Table_20_Contents">
      <style:paragraph-properties fo:line-height="100%"/>
      <style:text-properties style:font-name="Liberation Serif" fo:font-size="8pt" officeooo:rsid="001ca1bd" officeooo:paragraph-rsid="001ca1bd" style:font-size-asian="8pt" style:font-size-complex="8pt"/>
    </style:style>
    <style:style style:name="P65" style:family="paragraph" style:parent-style-name="Table_20_Contents">
      <style:paragraph-properties fo:line-height="100%"/>
      <style:text-properties style:font-name="Liberation Serif" fo:font-size="8pt" officeooo:rsid="001ca1bd" officeooo:paragraph-rsid="001de2a0" style:font-size-asian="8pt" style:font-size-complex="8pt"/>
    </style:style>
    <style:style style:name="P66" style:family="paragraph" style:parent-style-name="Table_20_Contents">
      <style:paragraph-properties fo:line-height="100%"/>
      <style:text-properties style:font-name="Liberation Serif" fo:font-size="8pt" style:font-size-asian="8pt" style:font-size-complex="8pt"/>
    </style:style>
    <style:style style:name="P67" style:family="paragraph" style:parent-style-name="Table_20_Contents">
      <style:paragraph-properties fo:line-height="100%"/>
      <style:text-properties style:font-name="Liberation Serif" fo:font-size="8pt" officeooo:paragraph-rsid="001ca1bd" style:font-size-asian="8pt" style:font-size-complex="8pt"/>
    </style:style>
    <style:style style:name="P68" style:family="paragraph" style:parent-style-name="Table_20_Contents">
      <style:paragraph-properties fo:line-height="100%"/>
      <style:text-properties style:font-name="Liberation Serif" fo:font-size="8pt" officeooo:paragraph-rsid="001de2a0" style:font-size-asian="8pt" style:font-size-complex="8pt"/>
    </style:style>
    <style:style style:name="P69" style:family="paragraph" style:parent-style-name="Table_20_Contents">
      <style:paragraph-properties fo:line-height="100%"/>
      <style:text-properties style:font-name="Liberation Serif" fo:font-size="8pt" officeooo:rsid="001adb4c" officeooo:paragraph-rsid="001adb4c" style:font-size-asian="8pt" style:font-size-complex="8pt"/>
    </style:style>
    <style:style style:name="P70" style:family="paragraph" style:parent-style-name="Table_20_Contents">
      <style:paragraph-properties fo:line-height="100%"/>
      <style:text-properties style:font-name="Liberation Serif" fo:font-size="8pt" officeooo:rsid="001adb4c" officeooo:paragraph-rsid="001ca1bd" style:font-size-asian="8pt" style:font-size-complex="8pt"/>
    </style:style>
    <style:style style:name="P71" style:family="paragraph" style:parent-style-name="Table_20_Contents">
      <style:paragraph-properties fo:line-height="100%"/>
      <style:text-properties style:font-name="Liberation Serif" fo:font-size="8pt" officeooo:rsid="001adb4c" officeooo:paragraph-rsid="001de2a0" style:font-size-asian="8pt" style:font-size-complex="8pt"/>
    </style:style>
    <style:style style:name="P72" style:family="paragraph" style:parent-style-name="Table_20_Contents">
      <style:paragraph-properties fo:line-height="100%"/>
      <style:text-properties style:font-name="Liberation Serif" fo:font-size="8pt" officeooo:rsid="001adb4c" officeooo:paragraph-rsid="001e7ce1" style:font-size-asian="8pt" style:font-size-complex="8pt"/>
    </style:style>
    <style:style style:name="P73" style:family="paragraph" style:parent-style-name="Table_20_Contents">
      <style:paragraph-properties fo:line-height="100%"/>
      <style:text-properties style:font-name="Liberation Serif" fo:font-size="8pt" officeooo:rsid="00195833" officeooo:paragraph-rsid="00195833" style:font-size-asian="8pt" style:font-size-complex="8pt"/>
    </style:style>
    <style:style style:name="P74" style:family="paragraph" style:parent-style-name="Table_20_Contents">
      <style:paragraph-properties fo:line-height="100%"/>
      <style:text-properties style:font-name="Liberation Serif" fo:font-size="8pt" officeooo:rsid="00195833" officeooo:paragraph-rsid="001ca1bd" style:font-size-asian="8pt" style:font-size-complex="8pt"/>
    </style:style>
    <style:style style:name="P75" style:family="paragraph" style:parent-style-name="Table_20_Contents">
      <style:paragraph-properties fo:line-height="100%"/>
      <style:text-properties style:font-name="Liberation Serif" fo:font-size="8pt" officeooo:rsid="00195833" officeooo:paragraph-rsid="001de2a0" style:font-size-asian="8pt" style:font-size-complex="8pt"/>
    </style:style>
    <style:style style:name="P76" style:family="paragraph" style:parent-style-name="Table_20_Contents">
      <style:paragraph-properties fo:line-height="100%"/>
      <style:text-properties style:font-name="Liberation Serif" fo:font-size="8pt" officeooo:rsid="001e7ce1" officeooo:paragraph-rsid="001e7ce1" style:font-size-asian="8pt" style:font-size-complex="8pt"/>
    </style:style>
    <style:style style:name="P77" style:family="paragraph" style:parent-style-name="Text_20_body">
      <style:paragraph-properties fo:line-height="100%"/>
      <style:text-properties style:font-name="Liberation Serif" fo:font-size="8pt" officeooo:rsid="00072088" officeooo:paragraph-rsid="000c0737" style:font-size-asian="8pt" style:font-size-complex="8pt"/>
    </style:style>
    <style:style style:name="T1" style:family="text">
      <style:text-properties officeooo:rsid="00072088"/>
    </style:style>
    <style:style style:name="T2" style:family="text">
      <style:text-properties officeooo:rsid="000c0737"/>
    </style:style>
    <style:style style:name="T3" style:family="text">
      <style:text-properties officeooo:rsid="000c78f3"/>
    </style:style>
    <style:style style:name="T4" style:family="text">
      <style:text-properties officeooo:rsid="00145ac5"/>
    </style:style>
    <style:style style:name="T5" style:family="text">
      <style:text-properties officeooo:rsid="0015ff6a"/>
    </style:style>
    <style:style style:name="T6" style:family="text">
      <style:text-properties officeooo:rsid="001ca1bd"/>
    </style:style>
    <style:style style:name="T7" style:family="text">
      <style:text-properties officeooo:rsid="001d1dc8"/>
    </style:style>
    <style:style style:name="T8" style:family="text">
      <style:text-properties officeooo:rsid="001de2a0"/>
    </style:style>
    <style:style style:name="T9" style:family="text">
      <style:text-properties officeooo:rsid="001e7ce1"/>
    </style:style>
    <style:style style:name="T10" style:family="text">
      <style:text-properties style:font-name="Liberation Serif" fo:font-size="8pt" style:font-name-asian="Noto Sans Mono CJK SC" style:font-size-asian="8pt" style:font-name-complex="Liberation Mono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xercício 1:</text:p>
      <text:p text:style-name="P12">np.random.seed(0) </text:p>
      <text:p text:style-name="P12">torch.manual_seed(0)</text:p>
      <text:p text:style-name="P6">random.seed(0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4">Modelo 1</text:p>
          </table:table-cell>
          <table:table-cell table:style-name="Table1.A1" office:value-type="string">
            <text:p text:style-name="P24">Modelo 2</text:p>
          </table:table-cell>
          <table:table-cell table:style-name="Table1.A1" office:value-type="string">
            <text:p text:style-name="P24">Modelo 3</text:p>
          </table:table-cell>
          <table:table-cell table:style-name="Table1.E1" office:value-type="string">
            <text:p text:style-name="P24">Modelo <text:span text:style-name="T6">4</text:span></text:p>
          </table:table-cell>
        </table:table-row>
        <table:table-row>
          <table:table-cell table:style-name="Table1.A2" office:value-type="string">
            <text:p text:style-name="P3"><text:bookmark text:name="page211R_mcid4"/>epochs</text:p>
          </table:table-cell>
          <table:table-cell table:style-name="Table1.A2" office:value-type="string">
            <text:p text:style-name="P64">30</text:p>
          </table:table-cell>
          <table:table-cell table:style-name="Table1.A2" office:value-type="string">
            <text:p text:style-name="P64">30</text:p>
          </table:table-cell>
          <table:table-cell table:style-name="Table1.A2" office:value-type="string">
            <text:p text:style-name="P64">30</text:p>
          </table:table-cell>
          <table:table-cell table:style-name="Table1.E2" office:value-type="string">
            <text:p text:style-name="P64">30</text:p>
          </table:table-cell>
        </table:table-row>
        <table:table-row>
          <table:table-cell table:style-name="Table1.A2" office:value-type="string">
            <text:p text:style-name="P3"><text:bookmark text:name="page211R_mcid5"/>batch size</text:p>
          </table:table-cell>
          <table:table-cell table:style-name="Table1.A2" office:value-type="string">
            <text:p text:style-name="P25">32</text:p>
          </table:table-cell>
          <table:table-cell table:style-name="Table1.A2" office:value-type="string">
            <text:p text:style-name="P25">32</text:p>
          </table:table-cell>
          <table:table-cell table:style-name="Table1.A2" office:value-type="string">
            <text:p text:style-name="P25">32</text:p>
          </table:table-cell>
          <table:table-cell table:style-name="Table1.E2" office:value-type="string">
            <text:p text:style-name="P25">32</text:p>
          </table:table-cell>
        </table:table-row>
        <table:table-row>
          <table:table-cell table:style-name="Table1.A2" office:value-type="string">
            <text:p text:style-name="P3"><text:bookmark text:name="page211R_mcid6"/>le<text:span text:style-name="T1">a</text:span>rning rate</text:p>
          </table:table-cell>
          <table:table-cell table:style-name="Table1.A2" office:value-type="string">
            <text:p text:style-name="P25">0.001</text:p>
          </table:table-cell>
          <table:table-cell table:style-name="Table1.A2" office:value-type="string">
            <text:p text:style-name="P25">0.001</text:p>
          </table:table-cell>
          <table:table-cell table:style-name="Table1.A2" office:value-type="string">
            <text:p text:style-name="P25">0.001</text:p>
          </table:table-cell>
          <table:table-cell table:style-name="Table1.E2" office:value-type="string">
            <text:p text:style-name="P25">0.001</text:p>
          </table:table-cell>
        </table:table-row>
        <table:table-row table:style-name="Table1.5">
          <table:table-cell table:style-name="Table1.A2" office:value-type="string">
            <text:p text:style-name="P3"><text:bookmark text:name="page211R_mcid7"/>size splits</text:p>
          </table:table-cell>
          <table:table-cell table:style-name="Table1.A2" office:value-type="string">
            <text:p text:style-name="P26">Treino:47999</text:p>
            <text:p text:style-name="P27">Validação:12000</text:p>
            <text:p text:style-name="P28">Teste:9999</text:p>
          </table:table-cell>
          <table:table-cell table:style-name="Table1.A2" office:value-type="string">
            <text:p text:style-name="P26">Treino:47999</text:p>
            <text:p text:style-name="P27">Validação:12000</text:p>
            <text:p text:style-name="P28">Teste:9999</text:p>
          </table:table-cell>
          <table:table-cell table:style-name="Table1.A2" office:value-type="string">
            <text:p text:style-name="P26">Treino:47999</text:p>
            <text:p text:style-name="P27">Validação:12000</text:p>
            <text:p text:style-name="P28">Teste:9999</text:p>
          </table:table-cell>
          <table:table-cell table:style-name="Table1.E2" office:value-type="string">
            <text:p text:style-name="P26">Treino:47999</text:p>
            <text:p text:style-name="P27">Validação:12000</text:p>
            <text:p text:style-name="P28">Teste:9999</text:p>
          </table:table-cell>
        </table:table-row>
        <table:table-row table:style-name="Table1.6">
          <table:table-cell table:style-name="Table1.A2" office:value-type="string">
            <text:p text:style-name="P55"><text:bookmark text:name="page211R_mcid10"/>layers + activation functions</text:p>
          </table:table-cell>
          <table:table-cell table:style-name="Table1.A2" office:value-type="string">
            <text:p text:style-name="P35">CNNModel_1(</text:p>
            <text:p text:style-name="P27"><text:s text:c="2"/>(layer1): Sequential(</text:p>
            <text:p text:style-name="P27"><text:s text:c="4"/>(0): Conv2d(1, 32, kernel_size=(3, 3), stride=(1, 1))</text:p>
            <text:p text:style-name="P27"><text:s text:c="4"/>(1): ReLU()</text:p>
            <text:p text:style-name="P27"><text:s text:c="4"/>(2): MaxPool2d(kernel_size=(2, 2), stride=(2, 2), padding=0, dilation=1, ceil_mode=False)</text:p>
            <text:p text:style-name="P27"><text:s text:c="2"/>)</text:p>
            <text:p text:style-name="P27"><text:s text:c="2"/>(layer2): Sequential(</text:p>
            <text:p text:style-name="P27"><text:s text:c="4"/>(0): Conv2d(32, 32, kernel_size=(3, 3), stride=(1, 1))</text:p>
            <text:p text:style-name="P27"><text:s text:c="4"/>(1): ReLU()</text:p>
            <text:p text:style-name="P27"><text:s text:c="4"/>(2): MaxPool2d(kernel_size=(2, 2), stride=(2, 2), padding=0, dilation=1, ceil_mode=False)</text:p>
            <text:p text:style-name="P27"><text:s text:c="2"/>)</text:p>
            <text:p text:style-name="P27"><text:s text:c="2"/>(fc1): Linear(in_features=800, out_features=100, bias=True)</text:p>
            <text:p text:style-name="P27"><text:s text:c="2"/>(act1): ReLU()</text:p>
            <text:p text:style-name="P27"><text:s text:c="2"/>(fc2): Linear(in_features=100, out_features=10, bias=True)</text:p>
            <text:p text:style-name="P27"><text:s text:c="2"/>(act2): Softmax(dim=1)</text:p>
            <text:p text:style-name="P42">)</text:p>
          </table:table-cell>
          <table:table-cell table:style-name="Table1.A2" office:value-type="string">
            <text:p text:style-name="P35">CNNModel_2(</text:p>
            <text:p text:style-name="P27"><text:s text:c="2"/>(layer1): Sequential(</text:p>
            <text:p text:style-name="P27"><text:s text:c="4"/>(0): Conv2d(1, 16, kernel_size=(3, 3), stride=(1, 1))</text:p>
            <text:p text:style-name="P27"><text:s text:c="4"/>(1): ReLU()</text:p>
            <text:p text:style-name="P27"><text:s text:c="4"/>(2): MaxPool2d(kernel_size=2, stride=2, padding=0, dilation=1, ceil_mode=False)</text:p>
            <text:p text:style-name="P27"><text:s text:c="2"/>)</text:p>
            <text:p text:style-name="P27"><text:s text:c="2"/>(layer2): Sequential(</text:p>
            <text:p text:style-name="P27"><text:s text:c="4"/>(0): Conv2d(16, 32, kernel_size=(3, 3), stride=(1, 1))</text:p>
            <text:p text:style-name="P27"><text:s text:c="4"/>(1): ReLU()</text:p>
            <text:p text:style-name="P27"><text:s text:c="4"/>(2): MaxPool2d(kernel_size=2, stride=2, padding=0, dilation=1, ceil_mode=False)</text:p>
            <text:p text:style-name="P27"><text:s text:c="2"/>)</text:p>
            <text:p text:style-name="P27"><text:s text:c="2"/>(fc1): Linear(in_features=800, out_features=10, bias=True)</text:p>
            <text:p text:style-name="P42">)</text:p>
          </table:table-cell>
          <table:table-cell table:style-name="Table1.A2" office:value-type="string">
            <text:p text:style-name="P35">CNNModel_3(</text:p>
            <text:p text:style-name="P27"><text:s text:c="2"/>(layer1): Sequential(</text:p>
            <text:p text:style-name="P27"><text:s text:c="4"/>(0): Conv2d(1, 32, kernel_size=(3, 3), stride=(1, 1), padding=(1, 1))</text:p>
            <text:p text:style-name="P27"><text:s text:c="4"/>(1): BatchNorm2d(32, eps=1e-05, momentum=0.1, affine=True, track_running_stats=True)</text:p>
            <text:p text:style-name="P27"><text:s text:c="4"/>(2): ReLU()</text:p>
            <text:p text:style-name="P27"><text:s text:c="4"/>(3): MaxPool2d(kernel_size=2, stride=2, padding=0, dilation=1, ceil_mode=False)</text:p>
            <text:p text:style-name="P27"><text:s text:c="2"/>)</text:p>
            <text:p text:style-name="P27"><text:s text:c="2"/>(layer2): Sequential(</text:p>
            <text:p text:style-name="P27"><text:s text:c="4"/>(0): Conv2d(32, 64, kernel_size=(3, 3), stride=(1, 1))</text:p>
            <text:p text:style-name="P27"><text:s text:c="4"/>(1): BatchNorm2d(64, eps=1e-05, momentum=0.1, affine=True, track_running_stats=True)</text:p>
            <text:p text:style-name="P27"><text:s text:c="4"/>(2): ReLU()</text:p>
            <text:p text:style-name="P27"><text:s text:c="4"/>(3): MaxPool2d(kernel_size=2, stride=2, padding=0, dilation=1, ceil_mode=False)</text:p>
            <text:p text:style-name="P27"><text:s text:c="2"/>)</text:p>
            <text:p text:style-name="P27"><text:s text:c="2"/>(fc1): Linear(in_features=2304, out_features=600, bias=True)</text:p>
            <text:p text:style-name="P27"><text:s text:c="2"/>(drop): Dropout(p=0.25, inplace=False)</text:p>
            <text:p text:style-name="P27"><text:s text:c="2"/>(fc2): Linear(in_features=600, out_features=120, bias=True)</text:p>
            <text:p text:style-name="P27"><text:s text:c="2"/>(fc3): Linear(in_features=120, out_features=10, bias=True)</text:p>
            <text:p text:style-name="P28">)</text:p>
          </table:table-cell>
          <table:table-cell table:style-name="Table1.E2" office:value-type="string">
            <text:p text:style-name="P35">CNNModel_4(</text:p>
            <text:p text:style-name="P27"><text:s text:c="2"/>(layer1): Sequential(</text:p>
            <text:p text:style-name="P27"><text:s text:c="4"/>(0): Conv2d(1, 32, kernel_size=(5, 5), stride=(1, 1))</text:p>
            <text:p text:style-name="P27"><text:s text:c="4"/>(1): BatchNorm2d(32, eps=1e-05, momentum=0.1, affine=True, track_running_stats=True)</text:p>
            <text:p text:style-name="P27"><text:s text:c="4"/>(2): ReLU()</text:p>
            <text:p text:style-name="P27"><text:s text:c="4"/>(3): MaxPool2d(kernel_size=2, stride=2, padding=0, dilation=1, ceil_mode=False)</text:p>
            <text:p text:style-name="P27"><text:s text:c="4"/>(4): Dropout2d(p=0.2, inplace=False)</text:p>
            <text:p text:style-name="P27"><text:s text:c="2"/>)</text:p>
            <text:p text:style-name="P27"><text:s text:c="2"/>(fc1): Linear(in_features=4608, out_features=128, bias=True)</text:p>
            <text:p text:style-name="P27"><text:s text:c="2"/>(fc2): Linear(in_features=128, out_features=10, bias=True)</text:p>
            <text:p text:style-name="P42">)</text:p>
          </table:table-cell>
        </table:table-row>
        <table:table-row>
          <table:table-cell table:style-name="Table1.A2" office:value-type="string">
            <text:p text:style-name="P3"><text:bookmark text:name="page211R_mcid11"/>loss function</text:p>
          </table:table-cell>
          <table:table-cell table:style-name="Table1.A2" office:value-type="string">
            <text:p text:style-name="P5">CrossEntropyLoss() </text:p>
          </table:table-cell>
          <table:table-cell table:style-name="Table1.A2" office:value-type="string">
            <text:p text:style-name="P5">CrossEntropyLoss() </text:p>
          </table:table-cell>
          <table:table-cell table:style-name="Table1.A2" office:value-type="string">
            <text:p text:style-name="P5">CrossEntropyLoss() </text:p>
          </table:table-cell>
          <table:table-cell table:style-name="Table1.E2" office:value-type="string">
            <text:p text:style-name="P5">CrossEntropyLoss() </text:p>
          </table:table-cell>
        </table:table-row>
        <table:table-row>
          <table:table-cell table:style-name="Table1.A2" office:value-type="string">
            <text:p text:style-name="P3"><text:bookmark text:name="page211R_mcid12"/>optimization function</text:p>
          </table:table-cell>
          <table:table-cell table:style-name="Table1.A2" office:value-type="string">
            <text:p text:style-name="P5">SGD(model.parameters(), lr=LEARNING_RATE) </text:p>
          </table:table-cell>
          <table:table-cell table:style-name="Table1.A2" office:value-type="string">
            <text:p text:style-name="P5">SGD(model.parameters(), lr=LEARNING_RATE) </text:p>
          </table:table-cell>
          <table:table-cell table:style-name="Table1.A2" office:value-type="string">
            <text:p text:style-name="P5">SGD(model.parameters(), lr=LEARNING_RATE) </text:p>
          </table:table-cell>
          <table:table-cell table:style-name="Table1.E2" office:value-type="string">
            <text:p text:style-name="P5">SGD(model.parameters(), lr=LEARNING_RATE) </text:p>
          </table:table-cell>
        </table:table-row>
        <table:table-row>
          <table:table-cell table:style-name="Table1.A2" office:value-type="string">
            <text:p text:style-name="P3"><text:bookmark text:name="page211R_mcid13"/>accuracy</text:p>
          </table:table-cell>
          <table:table-cell table:style-name="Table1.A2" office:value-type="string">
            <text:p text:style-name="P29">0.849</text:p>
          </table:table-cell>
          <table:table-cell table:style-name="Table1.A2" office:value-type="string">
            <text:p text:style-name="P29">0.970</text:p>
          </table:table-cell>
          <table:table-cell table:style-name="Table1.A2" office:value-type="string">
            <text:p text:style-name="P29">0.987</text:p>
          </table:table-cell>
          <table:table-cell table:style-name="Table1.E2" office:value-type="string">
            <text:p text:style-name="P29">0.980</text:p>
          </table:table-cell>
        </table:table-row>
      </table:table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xercício <text:span text:style-name="T2">2</text:span>:</text:p>
      <text:p text:style-name="P2">np.random.seed(0) </text:p>
      <text:p text:style-name="P1">torch.manual_seed(0)</text:p>
      <text:p text:style-name="P1">random.seed(0)</text:p>
      <text:p text:style-name="P1"/>
      <text:p text:style-name="P60"/>
      <text:p text:style-name="P6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74">Modelo 1</text:p>
          </table:table-cell>
          <table:table-cell table:style-name="Table2.A1" office:value-type="string">
            <text:p text:style-name="P74">Modelo 2</text:p>
          </table:table-cell>
          <table:table-cell table:style-name="Table2.A1" office:value-type="string">
            <text:p text:style-name="P74">Modelo 3</text:p>
          </table:table-cell>
          <table:table-cell table:style-name="Table2.E1" office:value-type="string">
            <text:p text:style-name="P74">Modelo <text:span text:style-name="T6">4</text:span></text:p>
          </table:table-cell>
        </table:table-row>
        <table:table-row>
          <table:table-cell table:style-name="Table2.A2" office:value-type="string">
            <text:p text:style-name="P58"><text:bookmark text:name="page211R_mcid42"/>epochs</text:p>
          </table:table-cell>
          <table:table-cell table:style-name="Table2.A2" office:value-type="string">
            <text:p text:style-name="P64"><text:span text:style-name="T8">5</text:span>0</text:p>
          </table:table-cell>
          <table:table-cell table:style-name="Table2.A2" office:value-type="string">
            <text:p text:style-name="P64"><text:span text:style-name="T8">5</text:span>0</text:p>
          </table:table-cell>
          <table:table-cell table:style-name="Table2.A2" office:value-type="string">
            <text:p text:style-name="P64"><text:span text:style-name="T8">15</text:span></text:p>
          </table:table-cell>
          <table:table-cell table:style-name="Table2.E2" office:value-type="string">
            <text:p text:style-name="P64"><text:span text:style-name="T8">5</text:span>0</text:p>
          </table:table-cell>
        </table:table-row>
        <table:table-row>
          <table:table-cell table:style-name="Table2.A2" office:value-type="string">
            <text:p text:style-name="P58"><text:bookmark text:name="page211R_mcid52"/>batch size</text:p>
          </table:table-cell>
          <table:table-cell table:style-name="Table2.A2" office:value-type="string">
            <text:p text:style-name="P70">32</text:p>
          </table:table-cell>
          <table:table-cell table:style-name="Table2.A2" office:value-type="string">
            <text:p text:style-name="P70">32</text:p>
          </table:table-cell>
          <table:table-cell table:style-name="Table2.A2" office:value-type="string">
            <text:p text:style-name="P70">32</text:p>
          </table:table-cell>
          <table:table-cell table:style-name="Table2.E2" office:value-type="string">
            <text:p text:style-name="P70">32</text:p>
          </table:table-cell>
        </table:table-row>
        <table:table-row>
          <table:table-cell table:style-name="Table2.A2" office:value-type="string">
            <text:p text:style-name="P58"><text:bookmark text:name="page211R_mcid62"/>le<text:span text:style-name="T1">a</text:span>rning rate</text:p>
          </table:table-cell>
          <table:table-cell table:style-name="Table2.A2" office:value-type="string">
            <text:p text:style-name="P70">0.001</text:p>
          </table:table-cell>
          <table:table-cell table:style-name="Table2.A2" office:value-type="string">
            <text:p text:style-name="P70">0.001</text:p>
          </table:table-cell>
          <table:table-cell table:style-name="Table2.A2" office:value-type="string">
            <text:p text:style-name="P70">0.001</text:p>
          </table:table-cell>
          <table:table-cell table:style-name="Table2.E2" office:value-type="string">
            <text:p text:style-name="P70">0.001</text:p>
          </table:table-cell>
        </table:table-row>
        <table:table-row table:style-name="Table2.5">
          <table:table-cell table:style-name="Table2.A2" office:value-type="string">
            <text:p text:style-name="P58"><text:bookmark text:name="page211R_mcid72"/>size splits</text:p>
          </table:table-cell>
          <table:table-cell table:style-name="Table2.A2" office:value-type="string">
            <text:p text:style-name="P37">Treino:4<text:span text:style-name="T7">8000</text:span></text:p>
            <text:p text:style-name="P44">Validação:12000</text:p>
            <text:p text:style-name="P45">Teste:<text:span text:style-name="T7">10000</text:span></text:p>
          </table:table-cell>
          <table:table-cell table:style-name="Table2.A2" office:value-type="string">
            <text:p text:style-name="P37">Treino:4<text:span text:style-name="T7">8000</text:span></text:p>
            <text:p text:style-name="P44">Validação:12000</text:p>
            <text:p text:style-name="P45">Teste:<text:span text:style-name="T7">10000</text:span></text:p>
          </table:table-cell>
          <table:table-cell table:style-name="Table2.A2" office:value-type="string">
            <text:p text:style-name="P37">Treino:4<text:span text:style-name="T7">8000</text:span></text:p>
            <text:p text:style-name="P44">Validação:12000</text:p>
            <text:p text:style-name="P45">Teste:<text:span text:style-name="T7">10000</text:span></text:p>
          </table:table-cell>
          <table:table-cell table:style-name="Table2.E2" office:value-type="string">
            <text:p text:style-name="P37">Treino:4<text:span text:style-name="T7">8000</text:span></text:p>
            <text:p text:style-name="P44">Validação:12000</text:p>
            <text:p text:style-name="P45">Teste:<text:span text:style-name="T7">10000</text:span></text:p>
          </table:table-cell>
        </table:table-row>
        <table:table-row table:style-name="Table2.6">
          <table:table-cell table:style-name="Table2.A2" office:value-type="string">
            <text:p text:style-name="P56"><text:bookmark text:name="page211R_mcid102"/>layers + activation functions</text:p>
          </table:table-cell>
          <table:table-cell table:style-name="Table2.A2" office:value-type="string">
            <text:p text:style-name="P38">CNNModel_1(</text:p>
            <text:p text:style-name="P44"><text:s text:c="2"/>(layer1): Sequential(</text:p>
            <text:p text:style-name="P44"><text:s text:c="4"/>(0): Conv2d(1, 32, kernel_size=(3, 3), stride=(1, 1))</text:p>
            <text:p text:style-name="P44"><text:s text:c="4"/>(1): ReLU()</text:p>
            <text:p text:style-name="P44"><text:s text:c="4"/>(2): MaxPool2d(kernel_size=(2, 2), stride=(2, 2), padding=0, dilation=1, ceil_mode=False)</text:p>
            <text:p text:style-name="P44"><text:s text:c="2"/>)</text:p>
            <text:p text:style-name="P44"><text:s text:c="2"/>(layer2): Sequential(</text:p>
            <text:p text:style-name="P44"><text:s text:c="4"/>(0): Conv2d(32, 32, kernel_size=(3, 3), stride=(1, 1))</text:p>
            <text:p text:style-name="P44"><text:s text:c="4"/>(1): ReLU()</text:p>
            <text:p text:style-name="P44"><text:s text:c="4"/>(2): MaxPool2d(kernel_size=(2, 2), stride=(2, 2), padding=0, dilation=1, ceil_mode=False)</text:p>
            <text:p text:style-name="P44"><text:s text:c="2"/>)</text:p>
            <text:p text:style-name="P44"><text:s text:c="2"/>(fc1): Linear(in_features=800, out_features=100, bias=True)</text:p>
            <text:p text:style-name="P44"><text:s text:c="2"/>(act1): ReLU()</text:p>
            <text:p text:style-name="P44"><text:s text:c="2"/>(fc2): Linear(in_features=100, out_features=10, bias=True)</text:p>
            <text:p text:style-name="P44"><text:s text:c="2"/>(act2): Softmax(dim=1)</text:p>
            <text:p text:style-name="P46">)</text:p>
          </table:table-cell>
          <table:table-cell table:style-name="Table2.A2" office:value-type="string">
            <text:p text:style-name="P38">CNNModel_2(</text:p>
            <text:p text:style-name="P44"><text:s text:c="2"/>(layer1): Sequential(</text:p>
            <text:p text:style-name="P44"><text:s text:c="4"/>(0): Conv2d(1, 16, kernel_size=(3, 3), stride=(1, 1))</text:p>
            <text:p text:style-name="P44"><text:s text:c="4"/>(1): ReLU()</text:p>
            <text:p text:style-name="P44"><text:s text:c="4"/>(2): MaxPool2d(kernel_size=2, stride=2, padding=0, dilation=1, ceil_mode=False)</text:p>
            <text:p text:style-name="P44"><text:s text:c="2"/>)</text:p>
            <text:p text:style-name="P44"><text:s text:c="2"/>(layer2): Sequential(</text:p>
            <text:p text:style-name="P44"><text:s text:c="4"/>(0): Conv2d(16, 32, kernel_size=(3, 3), stride=(1, 1))</text:p>
            <text:p text:style-name="P44"><text:s text:c="4"/>(1): ReLU()</text:p>
            <text:p text:style-name="P44"><text:s text:c="4"/>(2): MaxPool2d(kernel_size=2, stride=2, padding=0, dilation=1, ceil_mode=False)</text:p>
            <text:p text:style-name="P44"><text:s text:c="2"/>)</text:p>
            <text:p text:style-name="P44"><text:s text:c="2"/>(fc1): Linear(in_features=800, out_features=10, bias=True)</text:p>
            <text:p text:style-name="P46">)</text:p>
          </table:table-cell>
          <table:table-cell table:style-name="Table2.A2" office:value-type="string">
            <text:p text:style-name="P38">CNNModel_3(</text:p>
            <text:p text:style-name="P44"><text:s text:c="2"/>(layer1): Sequential(</text:p>
            <text:p text:style-name="P44"><text:s text:c="4"/>(0): Conv2d(1, 32, kernel_size=(3, 3), stride=(1, 1), padding=(1, 1))</text:p>
            <text:p text:style-name="P44"><text:s text:c="4"/>(1): BatchNorm2d(32, eps=1e-05, momentum=0.1, affine=True, track_running_stats=True)</text:p>
            <text:p text:style-name="P44"><text:s text:c="4"/>(2): ReLU()</text:p>
            <text:p text:style-name="P44"><text:s text:c="4"/>(3): MaxPool2d(kernel_size=2, stride=2, padding=0, dilation=1, ceil_mode=False)</text:p>
            <text:p text:style-name="P44"><text:s text:c="2"/>)</text:p>
            <text:p text:style-name="P44"><text:s text:c="2"/>(layer2): Sequential(</text:p>
            <text:p text:style-name="P44"><text:s text:c="4"/>(0): Conv2d(32, 64, kernel_size=(3, 3), stride=(1, 1))</text:p>
            <text:p text:style-name="P44"><text:s text:c="4"/>(1): BatchNorm2d(64, eps=1e-05, momentum=0.1, affine=True, track_running_stats=True)</text:p>
            <text:p text:style-name="P44"><text:s text:c="4"/>(2): ReLU()</text:p>
            <text:p text:style-name="P44"><text:s text:c="4"/>(3): MaxPool2d(kernel_size=2, stride=2, padding=0, dilation=1, ceil_mode=False)</text:p>
            <text:p text:style-name="P44"><text:s text:c="2"/>)</text:p>
            <text:p text:style-name="P44"><text:s text:c="2"/>(fc1): Linear(in_features=2304, out_features=600, bias=True)</text:p>
            <text:p text:style-name="P44"><text:s text:c="2"/>(drop): Dropout(p=0.25, inplace=False)</text:p>
            <text:p text:style-name="P44"><text:s text:c="2"/>(fc2): Linear(in_features=600, out_features=120, bias=True)</text:p>
            <text:p text:style-name="P44"><text:s text:c="2"/>(fc3): Linear(in_features=120, out_features=10, bias=True)</text:p>
            <text:p text:style-name="P45">)</text:p>
          </table:table-cell>
          <table:table-cell table:style-name="Table2.E2" office:value-type="string">
            <text:p text:style-name="P38">CNNModel_4(</text:p>
            <text:p text:style-name="P44"><text:s text:c="2"/>(layer1): Sequential(</text:p>
            <text:p text:style-name="P44"><text:s text:c="4"/>(0): Conv2d(1, 32, kernel_size=(5, 5), stride=(1, 1))</text:p>
            <text:p text:style-name="P44"><text:s text:c="4"/>(1): BatchNorm2d(32, eps=1e-05, momentum=0.1, affine=True, track_running_stats=True)</text:p>
            <text:p text:style-name="P44"><text:s text:c="4"/>(2): ReLU()</text:p>
            <text:p text:style-name="P44"><text:s text:c="4"/>(3): MaxPool2d(kernel_size=2, stride=2, padding=0, dilation=1, ceil_mode=False)</text:p>
            <text:p text:style-name="P44"><text:s text:c="4"/>(4): Dropout2d(p=0.2, inplace=False)</text:p>
            <text:p text:style-name="P44"><text:s text:c="2"/>)</text:p>
            <text:p text:style-name="P44"><text:s text:c="2"/>(fc1): Linear(in_features=4608, out_features=128, bias=True)</text:p>
            <text:p text:style-name="P44"><text:s text:c="2"/>(fc2): Linear(in_features=128, out_features=10, bias=True)</text:p>
            <text:p text:style-name="P46">)</text:p>
          </table:table-cell>
        </table:table-row>
        <table:table-row>
          <table:table-cell table:style-name="Table2.A2" office:value-type="string">
            <text:p text:style-name="P58"><text:bookmark text:name="page211R_mcid112"/>loss function</text:p>
          </table:table-cell>
          <table:table-cell table:style-name="Table2.A2" office:value-type="string">
            <text:p text:style-name="P67">CrossEntropyLoss() </text:p>
          </table:table-cell>
          <table:table-cell table:style-name="Table2.A2" office:value-type="string">
            <text:p text:style-name="P67">CrossEntropyLoss() </text:p>
          </table:table-cell>
          <table:table-cell table:style-name="Table2.A2" office:value-type="string">
            <text:p text:style-name="P67">CrossEntropyLoss() </text:p>
          </table:table-cell>
          <table:table-cell table:style-name="Table2.E2" office:value-type="string">
            <text:p text:style-name="P67">CrossEntropyLoss() </text:p>
          </table:table-cell>
        </table:table-row>
        <table:table-row>
          <table:table-cell table:style-name="Table2.A2" office:value-type="string">
            <text:p text:style-name="P58"><text:bookmark text:name="page211R_mcid122"/>optimization function</text:p>
          </table:table-cell>
          <table:table-cell table:style-name="Table2.A2" office:value-type="string">
            <text:p text:style-name="P67">SGD(model.parameters(), lr=LEARNING_RATE) </text:p>
          </table:table-cell>
          <table:table-cell table:style-name="Table2.A2" office:value-type="string">
            <text:p text:style-name="P67">SGD(model.parameters(), lr=LEARNING_RATE) </text:p>
          </table:table-cell>
          <table:table-cell table:style-name="Table2.A2" office:value-type="string">
            <text:p text:style-name="P67">SGD(model.parameters(), lr=LEARNING_RATE) </text:p>
          </table:table-cell>
          <table:table-cell table:style-name="Table2.E2" office:value-type="string">
            <text:p text:style-name="P67">SGD(model.parameters(), lr=LEARNING_RATE) </text:p>
          </table:table-cell>
        </table:table-row>
        <table:table-row>
          <table:table-cell table:style-name="Table2.A2" office:value-type="string">
            <text:p text:style-name="P58"><text:bookmark text:name="page211R_mcid132"/>accuracy</text:p>
          </table:table-cell>
          <table:table-cell table:style-name="Table2.A2" office:value-type="string">
            <text:p text:style-name="P31">0.794</text:p>
          </table:table-cell>
          <table:table-cell table:style-name="Table2.A2" office:value-type="string">
            <text:p text:style-name="P32">0.854</text:p>
          </table:table-cell>
          <table:table-cell table:style-name="Table2.A2" office:value-type="string">
            <text:p text:style-name="P31">0.902</text:p>
          </table:table-cell>
          <table:table-cell table:style-name="Table2.E2" office:value-type="string">
            <text:p text:style-name="P31">0.907</text:p>
          </table:table-cell>
        </table:table-row>
      </table:table>
      <text:p text:style-name="P60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48:37.765567219</meta:creation-date>
    <dc:date>2023-03-20T15:45:38.186865402</dc:date>
    <meta:editing-duration>PT1H10M57S</meta:editing-duration>
    <meta:editing-cycles>7</meta:editing-cycles>
    <meta:generator>LibreOffice/7.3.7.2$Linux_X86_64 LibreOffice_project/30$Build-2</meta:generator>
    <meta:document-statistic meta:table-count="2" meta:image-count="0" meta:object-count="0" meta:page-count="2" meta:paragraph-count="220" meta:word-count="538" meta:character-count="5762" meta:non-whitespace-character-count="5126"/>
  </office:meta>
</office:document-meta>
</file>